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0000000D1976BCED7.png" manifest:media-type="image/png"/>
  <manifest:file-entry manifest:full-path="Pictures/10000000000003C0000002BB50BC2B92.png" manifest:media-type="image/png"/>
  <manifest:file-entry manifest:full-path="Pictures/10000000000002EA000001BE73823EA9.png" manifest:media-type="image/png"/>
  <manifest:file-entry manifest:full-path="Pictures/10000000000003C10000016901612C3D.png" manifest:media-type="image/png"/>
  <manifest:file-entry manifest:full-path="Pictures/100000000000037B000001211285010D.png" manifest:media-type="image/png"/>
  <manifest:file-entry manifest:full-path="Pictures/10000000000001E40000002B21019C60.png" manifest:media-type="image/png"/>
  <manifest:file-entry manifest:full-path="Pictures/100000000000020C0000009DD9D9320A.png" manifest:media-type="image/png"/>
  <manifest:file-entry manifest:full-path="Pictures/10000000000003C60000024C5EC39980.png" manifest:media-type="image/png"/>
  <manifest:file-entry manifest:full-path="Pictures/100000000000039F0000015970CD65A7.png" manifest:media-type="image/png"/>
  <manifest:file-entry manifest:full-path="Pictures/10000000000003C40000024DB0140EDD.png" manifest:media-type="image/png"/>
  <manifest:file-entry manifest:full-path="Pictures/100000000000076D0000017D0AA00D3A.png" manifest:media-type="image/png"/>
  <manifest:file-entry manifest:full-path="Pictures/100000000000025A000000C861A0456B.png" manifest:media-type="image/png"/>
  <manifest:file-entry manifest:full-path="Pictures/10000000000003E1000000BF067BA079.png" manifest:media-type="image/png"/>
  <manifest:file-entry manifest:full-path="Pictures/10000000000003F600000348C9BC8C2C.png" manifest:media-type="image/png"/>
  <manifest:file-entry manifest:full-path="Pictures/10000000000003B4000001B256ADD43F.png" manifest:media-type="image/png"/>
  <manifest:file-entry manifest:full-path="Pictures/10000000000002F60000021CEC5EB9B7.png" manifest:media-type="image/png"/>
  <manifest:file-entry manifest:full-path="Pictures/100000000000076F000000E5931DD350.png" manifest:media-type="image/png"/>
  <manifest:file-entry manifest:full-path="Pictures/10000000000000E50000002C4CD56E39.png" manifest:media-type="image/png"/>
  <manifest:file-entry manifest:full-path="Pictures/10000000000003B30000024295A85F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f1c" officeooo:paragraph-rsid="0013cf1c"/>
    </style:style>
    <style:style style:name="P2" style:family="paragraph" style:parent-style-name="Standard">
      <style:paragraph-properties fo:break-before="page"/>
      <style:text-properties officeooo:rsid="0013cf1c" officeooo:paragraph-rsid="0013cf1c"/>
    </style:style>
    <style:style style:name="P3" style:family="paragraph" style:parent-style-name="Standard">
      <style:paragraph-properties fo:break-before="page"/>
      <style:text-properties officeooo:rsid="0013cf1c" officeooo:paragraph-rsid="0013cf1c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><draw:frame text:anchor-type="paragraph" draw:z-index="4" draw:name="Text Frame 1" draw:style-name="gr1" draw:text-style-name="P4" svg:width="0.6941in" svg:height="0.6941in" svg:x="2.8965in" svg:y="8.0563in"><draw:text-box><text:p><text:s/></text:p></draw:text-box></draw:frame><draw:frame draw:style-name="fr4" draw:name="Image1" text:anchor-type="char" svg:width="6.9252in" svg:height="2.4917in" draw:z-index="0"><draw:image xlink:href="Pictures/10000000000003C10000016901612C3D.png" xlink:type="simple" xlink:show="embed" xlink:actuate="onLoad" draw:mime-type="image/png"/></draw:frame><draw:frame draw:style-name="fr1" draw:name="Image2" text:anchor-type="char" svg:x="-0.0835in" svg:y="2.2917in" svg:width="6.9252in" svg:height="2.2457in" draw:z-index="1"><draw:image xlink:href="Pictures/100000000000037B000001211285010D.png" xlink:type="simple" xlink:show="embed" xlink:actuate="onLoad" draw:mime-type="image/png"/></draw:frame><draw:frame draw:style-name="fr1" draw:name="Image3" text:anchor-type="char" svg:x="0.202in" svg:y="4.7035in" svg:width="5.0417in" svg:height="0.448in" draw:z-index="2"><draw:image xlink:href="Pictures/10000000000001E40000002B21019C60.png" xlink:type="simple" xlink:show="embed" xlink:actuate="onLoad" draw:mime-type="image/png"/></draw:frame><draw:frame draw:style-name="fr1" draw:name="Image4" text:anchor-type="char" svg:x="-0.198in" svg:y="5.1602in" svg:width="6.9252in" svg:height="2.5772in" draw:z-index="3"><draw:image xlink:href="Pictures/100000000000039F0000015970CD65A7.png" xlink:type="simple" xlink:show="embed" xlink:actuate="onLoad" draw:mime-type="image/png"/></draw:frame></text:p>
      <text:p text:style-name="P2"><draw:frame draw:style-name="fr3" draw:name="Image5" text:anchor-type="char" svg:x="0.2846in" svg:y="-0.148in" svg:width="5.4583in" svg:height="1.6354in" draw:z-index="5"><draw:image xlink:href="Pictures/100000000000020C0000009DD9D9320A.png" xlink:type="simple" xlink:show="embed" xlink:actuate="onLoad" draw:mime-type="image/png"/></draw:frame><draw:frame draw:style-name="fr1" draw:name="Image6" text:anchor-type="char" svg:x="-0.102in" svg:y="1.5417in" svg:width="6.2709in" svg:height="2.0835in" draw:z-index="6"><draw:image xlink:href="Pictures/100000000000025A000000C861A0456B.png" xlink:type="simple" xlink:show="embed" xlink:actuate="onLoad" draw:mime-type="image/png"/></draw:frame><draw:frame draw:style-name="fr1" draw:name="Image7" text:anchor-type="char" svg:x="-0.2602in" svg:y="3.7807in" svg:width="6.9252in" svg:height="1.3319in" draw:z-index="7"><draw:image xlink:href="Pictures/10000000000003E1000000BF067BA079.png" xlink:type="simple" xlink:show="embed" xlink:actuate="onLoad" draw:mime-type="image/png"/></draw:frame><draw:frame draw:style-name="fr1" draw:name="Image8" text:anchor-type="char" svg:x="0.1555in" svg:y="5.5102in" svg:width="6.6563in" svg:height="1.9063in" draw:z-index="8"><draw:image xlink:href="Pictures/10000000000000E50000002C4CD56E39.png" xlink:type="simple" xlink:show="embed" xlink:actuate="onLoad" draw:mime-type="image/png"/></draw:frame></text:p>
      <text:p text:style-name="P2"><draw:frame draw:style-name="fr1" draw:name="Image9" text:anchor-type="char" svg:x="0.2189in" svg:y="-0.2634in" svg:width="6.9252in" svg:height="5.7362in" draw:z-index="9"><draw:image xlink:href="Pictures/10000000000003F600000348C9BC8C2C.png" xlink:type="simple" xlink:show="embed" xlink:actuate="onLoad" draw:mime-type="image/png"/></draw:frame><draw:frame draw:style-name="fr1" draw:name="Image10" text:anchor-type="char" svg:x="-0.2083in" svg:y="5.6854in" svg:width="6.9252in" svg:height="4.2146in" draw:z-index="10"><draw:image xlink:href="Pictures/10000000000003C60000024C5EC39980.png" xlink:type="simple" xlink:show="embed" xlink:actuate="onLoad" draw:mime-type="image/png"/></draw:frame></text:p>
      <text:p text:style-name="P2"><draw:frame draw:style-name="fr1" draw:name="Image11" text:anchor-type="char" svg:x="-0.548in" svg:y="-0.2209in" svg:width="6.9252in" svg:height="4.9335in" draw:z-index="11"><draw:image xlink:href="Pictures/10000000000002F60000021CEC5EB9B7.png" xlink:type="simple" xlink:show="embed" xlink:actuate="onLoad" draw:mime-type="image/png"/></draw:frame><draw:frame draw:style-name="fr1" draw:name="Image12" text:anchor-type="char" svg:x="-0.3752in" svg:y="5.0937in" svg:width="6.9252in" svg:height="4.2307in" draw:z-index="12"><draw:image xlink:href="Pictures/10000000000003C40000024DB0140EDD.png" xlink:type="simple" xlink:show="embed" xlink:actuate="onLoad" draw:mime-type="image/png"/></draw:frame></text:p>
      <text:p text:style-name="P2"><draw:frame draw:style-name="fr2" draw:name="Image13" text:anchor-type="char" svg:width="6.9252in" svg:height="4.2264in" draw:z-index="13"><draw:image xlink:href="Pictures/10000000000003B30000024295A85F54.png" xlink:type="simple" xlink:show="embed" xlink:actuate="onLoad" draw:mime-type="image/png"/></draw:frame><draw:frame draw:style-name="fr1" draw:name="Image14" text:anchor-type="char" svg:x="0.089in" svg:y="4.5319in" svg:width="6.9252in" svg:height="4.1398in" draw:z-index="14"><draw:image xlink:href="Pictures/10000000000002EA000001BE73823EA9.png" xlink:type="simple" xlink:show="embed" xlink:actuate="onLoad" draw:mime-type="image/png"/></draw:frame></text:p>
      <text:p text:style-name="P2"><draw:frame draw:style-name="fr2" draw:name="Image15" text:anchor-type="char" svg:width="6.9252in" svg:height="5.0417in" draw:z-index="15"><draw:image xlink:href="Pictures/10000000000003C0000002BB50BC2B92.png" xlink:type="simple" xlink:show="embed" xlink:actuate="onLoad" draw:mime-type="image/png"/></draw:frame><draw:frame draw:style-name="fr1" draw:name="Image16" text:anchor-type="char" svg:x="0.1772in" svg:y="5.2709in" svg:width="6.9252in" svg:height="1.3874in" draw:z-index="16"><draw:image xlink:href="Pictures/100000000000076D0000017D0AA00D3A.png" xlink:type="simple" xlink:show="embed" xlink:actuate="onLoad" draw:mime-type="image/png"/></draw:frame><draw:frame draw:style-name="fr1" draw:name="Image17" text:anchor-type="char" svg:x="-0.0102in" svg:y="7.0835in" svg:width="6.9252in" svg:height="0.8327in" draw:z-index="17"><draw:image xlink:href="Pictures/100000000000076F000000E5931DD350.png" xlink:type="simple" xlink:show="embed" xlink:actuate="onLoad" draw:mime-type="image/png"/></draw:frame></text:p>
      <text:p text:style-name="P2"><draw:frame draw:style-name="fr1" draw:name="Image18" text:anchor-type="char" svg:x="-0.1457in" svg:y="-0.5098in" svg:width="6.9252in" svg:height="1.5445in" draw:z-index="18"><draw:image xlink:href="Pictures/10000000000003E0000000D1976BCED7.png" xlink:type="simple" xlink:show="embed" xlink:actuate="onLoad" draw:mime-type="image/png"/></draw:frame><draw:frame draw:style-name="fr1" draw:name="Image19" text:anchor-type="char" svg:x="-0.1146in" svg:y="1.3854in" svg:width="6.9252in" svg:height="3.1701in" draw:z-index="19"><draw:image xlink:href="Pictures/10000000000003B4000001B256ADD4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22:23.747520039</meta:creation-date>
    <meta:generator>LibreOffice/7.6.5.2$Linux_X86_64 LibreOffice_project/60$Build-2</meta:generator>
    <dc:date>2024-03-26T02:04:33.515179542</dc:date>
    <meta:editing-duration>PT7H31M29S</meta:editing-duration>
    <meta:editing-cycles>22</meta:editing-cycles>
    <meta:document-statistic meta:table-count="0" meta:image-count="19" meta:object-count="0" meta:page-count="12" meta:paragraph-count="0" meta:word-count="0" meta:character-count="0" meta:non-whitespace-character-count="0"/>
  </office:meta>
</office:document-meta>
</file>